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7cm" fo:margin-left="0.046cm" table:align="left" style:writing-mode="lr-tb"/>
    </style:style>
    <style:style style:name="Таблица1.A" style:family="table-column">
      <style:table-column-properties style:column-width="8.066cm"/>
    </style:style>
    <style:style style:name="Таблица1.B" style:family="table-column">
      <style:table-column-properties style:column-width="8.82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7cm" fo:margin-left="0.046cm" table:align="left" style:writing-mode="lr-tb"/>
    </style:style>
    <style:style style:name="Таблица2.A" style:family="table-column">
      <style:table-column-properties style:column-width="8.066cm"/>
    </style:style>
    <style:style style:name="Таблица2.B" style:family="table-column">
      <style:table-column-properties style:column-width="8.82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2.327cm"/>
        </style:tab-stops>
      </style:paragraph-properties>
    </style:style>
    <style:style style:name="P2" style:family="paragraph" style:parent-style-name="Standard">
      <style:paragraph-properties style:snap-to-layout-grid="false"/>
      <style:text-properties fo:letter-spacing="-0.025cm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letter-spacing="-0.019cm"/>
    </style:style>
    <style:style style:name="P5" style:family="paragraph" style:parent-style-name="Standard">
      <style:paragraph-properties fo:margin-left="0cm" fo:margin-right="0cm" fo:text-indent="1.499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49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style:language-asian="ru" style:country-asian="RU"/>
    </style:style>
    <style:style style:name="P11" style:family="paragraph" style:parent-style-name="Standard">
      <style:paragraph-properties fo:margin-left="0cm" fo:margin-right="0cm" fo:text-align="center" style:justify-single-word="false" fo:text-indent="1.499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31cm" style:auto-text-indent="false" style:text-autospace="non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.212cm" fo:margin-bottom="0.212cm"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1.499cm" style:auto-text-indent="false" style:page-number="auto"/>
      <style:text-properties fo:font-weight="bold" style:font-weight-asian="bold" style:font-weight-complex="bold"/>
    </style:style>
    <style:style style:name="P15" style:family="paragraph" style:parent-style-name="Standard" style:list-style-name="WW8Num1">
      <style:paragraph-properties fo:margin-left="0cm" fo:margin-right="0cm" fo:text-align="center" style:justify-single-word="false" fo:text-indent="1.499cm" style:auto-text-indent="false">
        <style:tab-stops>
          <style:tab-stop style:position="2.32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1.506cm"/>
        </style:tab-stops>
      </style:paragraph-properties>
    </style:style>
    <style:style style:name="P18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1.499cm" style:auto-text-indent="false">
        <style:tab-stops>
          <style:tab-stop style:position="1.485cm"/>
          <style:tab-stop style:position="2.327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name-asian="TimesNewRoman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style:font-name-asian="TimesNewRoman" style:font-size-asian="11pt" style:font-size-complex="11pt"/>
    </style:style>
    <style:style style:name="T6" style:family="text">
      <style:text-properties style:use-window-font-color="true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4cm"/>
    </style:style>
    <style:style style:name="T9" style:family="text">
      <style:text-properties officeooo:rsid="00035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Лицензионный договор № ${doc.number}</text:p>
      <text:p text:style-name="P6">о предоставлении права использования произведения</text:p>
      <text:p text:style-name="P5"/>
      <text:p text:style-name="P5">г. Томск<text:tab/><text:tab/><text:tab/><text:tab/><text:tab/><text:tab/><text:tab/><text:tab/>«___» _______ ${doc.year} г.</text:p>
      <text:p text:style-name="P5"/>
      <text:p text:style-name="P7"><text:span text:style-name="T1">Федеральное государственное бюджет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начальника управления информатизации Носуленко Александра Владимировича, с одной стороны и </text:span><text:span text:style-name="T2">${doc.licensor}</text:span><text:span text:style-name="T1">, именуемые в дальнейшем «Лицензиар», с другой стороны, а вместе именуемые «Стороны» заключили настоящий договор о нижеследующем:</text:span></text:p>
      <text:p text:style-name="P7"/>
      <text:list xml:id="list1518762643" text:style-name="WW8Num1">
        <text:list-item>
          <text:p text:style-name="P15">Предмет договора</text:p>
          <text:list>
            <text:list-item>
              <text:list>
                <text:list-item>
                  <text:list>
                    <text:list-item>
                      <text:p text:style-name="P16"><text:span text:style-name="T1">Лицензиар предоставляет Лицензиату в рамках простой неисключительной лицензии  права на использование </text:span><text:span text:style-name="T2"><text:s/></text:span><text:span text:style-name="T3">${doc.publication}</text:span><text:span text:style-name="T1">, далее «произведение», в установленных настоящим договором пределах.</text:span></text:p>
                    </text:list-item>
                  </text:list>
                </text:list-item>
              </text:list>
            </text:list-item>
            <text:list-item>
              <text:p text:style-name="P18">Лицензиар предоставляет Лицензиату право использовать произведение следующими способами:</text:p>
              <text:list>
                <text:list-item>
                  <text:p text:style-name="P18">Воспроизведение электронной версии произведения (опубликование, обнародование, дублирование, тиражирование или иное размножение произведения) без ограничения тиража экземпляров, в соответствии с п. 1.3. настоящего договора.</text:p>
                </text:list-item>
              </text:list>
            </text:list-item>
          </text:list>
        </text:list-item>
      </text:list>
      <text:p text:style-name="P8"><text:span text:style-name="T1">При этом произведение должно содержать имя или псевдоним Лицензиара в следующем написании: </text:span><text:span text:style-name="T6">${doc.licensor}</text:span><text:span text:style-name="T1">.</text:span></text:p>
      <text:p text:style-name="P12">1.2.2. Распространение электронной версии произведения путем продажи или иного отчуждения его экземпляров, в соответствии с п. 2.3. настоящего договора.</text:p>
      <text:list xml:id="list248918145" text:continue-numbering="true" text:style-name="WW8Num1">
        <text:list-item>
          <text:list>
            <text:list-item>
              <text:p text:style-name="P18">Лицензиар гарантирует что исключительные права на произведение принадлежат Лицензиару.</text:p>
            </text:list-item>
            <text:list-item>
              <text:p text:style-name="P18">Свободный доступ к электронной версии произведения (территория распространения) допускается в корпоративной вычислительной сети Лицензиата.</text:p>
            </text:list-item>
            <text:list-item>
              <text:p text:style-name="P18">Право использования произведения предоставляются Лицензиату с сохранением за Лицензиаром право выдачи лицензии другим лицам.</text:p>
            </text:list-item>
            <text:list-item>
              <text:p text:style-name="P18">Лицензиат не вправе использовать «произведение» иным способом, кроме указанного в п. 1.2. настоящего договора.</text:p>
            </text:list-item>
            <text:list-item>
              <text:p text:style-name="P18">Настоящий лицензионный договор является безвозмездным.</text:p>
            </text:list-item>
          </text:list>
        </text:list-item>
      </text:list>
      <text:p text:style-name="P1"/>
      <text:list xml:id="list2030525797" text:continue-numbering="true" text:style-name="WW8Num1">
        <text:list-item>
          <text:p text:style-name="P15">Права и обязанности сторон</text:p>
          <text:list>
            <text:list-item>
              <text:p text:style-name="P18">Лицензиат может использовать произведение только в пределах тех прав и теми способами, которые предусмотрены настоящим договором.</text:p>
            </text:list-item>
            <text:list-item>
              <text:p text:style-name="P18">В течение срока действия лицензионного договора Лицензиар обязан воздерживаться от каких-либо действий, способных затруднить осуществление Лицензиатом предоставленного ему права использования произведения в установленных настоящим договором пределах.</text:p>
            </text:list-item>
            <text:list-item>
              <text:p text:style-name="P18">В случае использования произведения способами, указанными в 1.2.2. настоящего договора, в коммерческих целях (продажа, платный доступ к произведению, влекущие получение прибыли) Лизенциат обязан выплатить Лицензиару вознаграждение в размере, установленном дополнительным соглашением к настоящему договору.</text:p>
            </text:list-item>
            <text:list-item>
              <text:p text:style-name="P18">Дата подписания Акта приема-передачи произведения является моментом передами Лицензиату прав, предусмотренных настоящим договором.</text:p>
            </text:list-item>
            <text:list-item>
              <text:p text:style-name="P18">Без согласия лицензиара лицензиат не может предоставить полученное право использования «произведения» третьим лицам.</text:p>
            </text:list-item>
          </text:list>
        </text:list-item>
      </text:list>
      <text:p text:style-name="P1"/>
      <text:list xml:id="list243149156" text:continue-numbering="true" text:style-name="WW8Num1">
        <text:list-item>
          <text:p text:style-name="P15">Срок действия договора</text:p>
          <text:list>
            <text:list-item>
              <text:p text:style-name="P16"><text:span text:style-name="T1">Лицензиар предоставляет Лицензиату права по настоящему договору сроком на </text:span><text:span text:style-name="T6">5 (пять)</text:span><text:span text:style-name="T1"> лет. </text:span></text:p>
            </text:list-item>
            <text:list-item>
              <text:p text:style-name="P18">В случае прекращения исключительного права Лицензиара действие лицензионного договора прекращается.</text:p>
            </text:list-item>
          </text:list>
        </text:list-item>
      </text:list>
      <text:p text:style-name="P1"/>
      <text:p text:style-name="P1"/>
      <text:list xml:id="list82102493" text:continue-numbering="true" text:style-name="WW8Num1">
        <text:list-item>
          <text:p text:style-name="P15">Ответственность сторон</text:p>
          <text:list>
            <text:list-item>
              <text:p text:style-name="P18">За использование произведения способом, не предусмотренным настоящим договором, <text:soft-page-break/>либо по прекращении действия договора, либо иным образом за пределами прав, предоставленных договором, Лицензиат несет ответственность за нарушение исключительного права на произведение, предусмотренную Гражданским кодексом РФ и другими нормативно-правовыми актами.</text:p>
            </text:list-item>
            <text:list-item>
              <text:p text:style-name="P18">Лицензиар гарантирует, что при создании произведения им не были нарушены авторские или иные права третьих лиц.</text:p>
            </text:list-item>
            <text:list-item>
              <text:p text:style-name="P18">В том случае, если к Лицензиату в связи с использованием произведения в соответствии с настоящим договором будут предъявлены третьими лицами какие-либо претензии или иски, Лицензиар выступит соответчиком по заявленным требованиям.</text:p>
            </text:list-item>
            <text:list-item>
              <text:p text:style-name="P18">Стороны вправе расторгнуть договор по взаимному письменному согласию.</text:p>
              <text:list>
                <text:list-item>
                  <text:p text:style-name="P18">Лицензиат вправе расторгнуть договор в случае, если на момент заключения договора Лицензиар не обладал авторским правом на предмет договора.</text:p>
                </text:list-item>
                <text:list-item>
                  <text:p text:style-name="P18">Лицензиар вправе расторгнуть договор в случае, если Лицензиат использует произведение не оговоренным в договоре способом.</text:p>
                </text:list-item>
              </text:list>
            </text:list-item>
          </text:list>
        </text:list-item>
      </text:list>
      <text:p text:style-name="P1"/>
      <text:list xml:id="list155538083" text:continue-numbering="true" text:style-name="WW8Num1">
        <text:list-item>
          <text:p text:style-name="P15">Прочие условия</text:p>
          <text:list>
            <text:list-item>
              <text:p text:style-name="P18">Все споры или разногласия, возникающие между сторонами по настоящему договору или в связи с ним, разрешаются путем переговоров.</text:p>
            </text:list-item>
            <text:list-item>
              <text:p text:style-name="P18">В случае невозможности разрешения споров путем переговоров они после соблюдения претензионного порядка передаются на рассмотрение соответствующего суда. Срок рассмотрения претензии составляет не более 10 (десяти) дней с момента получения.</text:p>
            </text:list-item>
            <text:list-item>
              <text:p text:style-name="P18">Любые изменения и дополнения к настоящему договору действительны, при условии, если они совершены в письменной форме и подписаны надлежащие уполномоченными представителями сторон.</text:p>
            </text:list-item>
            <text:list-item>
              <text:p text:style-name="P18">Настоящий договор составлен в двух экземплярах, имеющих одинаковую юридическую силу, по одному для каждой из Сторон.</text:p>
            </text:list-item>
            <text:list-item>
              <text:p text:style-name="P18">Все приложения к настоящему договору являются его неотъемлемой частью.</text:p>
            </text:list-item>
            <text:list-item>
              <text:p text:style-name="P18">Во всем остальном, что не предусмотрено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"/>
      <text:list xml:id="list325951562" text:continue-numbering="true" text:style-name="WW8Num1">
        <text:list-item>
          <text:p text:style-name="P15">Реквизиты сторон</text:p>
          <text:list>
            <text:list-item>
              <text:p text:style-name="P16"><text:span text:style-name="T7">Лицензиат</text:span>: Федеральное государственное бюджетное образовательное учреждение высшего профессионального образования «Томский государственный университет систем управления и радиоэлектроники»</text:p>
            </text:list-item>
          </text:list>
        </text:list-item>
      </text:list>
      <text:p text:style-name="P1">Адрес: 634050, г. Томск, пр. Ленина, 40</text:p>
      <text:p text:style-name="P1">ИНН/КПП 7021000043/701701001</text:p>
      <text:p text:style-name="P1">УФК по Томской области (ТУСУР л/с 20656Х91490)</text:p>
      <text:p text:style-name="P1">Р/с 40501810500002000002 в ГРКЦ ГУ Банка России по Томской области</text:p>
      <text:p text:style-name="P1">БИК 046902001</text:p>
      <text:list xml:id="list1435665590" text:continue-numbering="true" text:style-name="WW8Num1">
        <text:list-item>
          <text:list>
            <text:list-item>
              <text:p text:style-name="P16"><text:span text:style-name="T7">Лицензиар</text:span>:</text:p>
            </text:list-item>
          </text:list>
        </text:list-item>
      </text:list>
      <text:script script:language="jooscript">[#list doc.authors.author as a]</text:script>
      <text:p text:style-name="P9">${a.name} ${a.roles}</text:p>
      <text:p text:style-name="P19">Адрес<text:span text:style-name="T9">:</text:span> <text:span text:style-name="T9"> <text:s text:c="2"/>________________________________________________________________________________________________________________________________________________________________</text:span></text:p>
      <text:p text:style-name="P17"/>
      <text:script script:language="jooscript">[/#list]</text:scrip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Лицензиар:</text:p>
            <text:script script:language="jooscript">[#list doc.authors.author as a]</text:script>
            <text:p text:style-name="Standard">${a.roles}</text:p>
            <text:p text:style-name="Standard">_________________${a.name}</text:p>
            <text:p text:style-name="P3"/>
            <text:script script:language="jooscript">[/#list]</text:script>
          </table:table-cell>
          <table:table-cell table:style-name="Таблица1.A1" office:value-type="string">
            <text:p text:style-name="P4">От Лицензиата:</text:p>
            <text:p text:style-name="Standard">Начальник управления информатизации<text:line-break/>_________________ <text:span text:style-name="T8">А.В. Носуленко</text:span></text:p>
          </table:table-cell>
        </table:table-row>
      </table:table>
      <text:p text:style-name="P11">Акт приема-передачи произведения</text:p>
      <text:p text:style-name="P10"/>
      <text:p text:style-name="P7">г. Томск<text:tab/><text:tab/><text:tab/><text:tab/><text:tab/><text:tab/><text:tab/><text:tab/>«___» ________ ${doc.year} г.</text:p>
      <text:p text:style-name="P7"/>
      <text:p text:style-name="P7"><text:span text:style-name="T1">Федеральное государственное бюджет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начальника управления информатизации Носуленко Александра Владимировича, с одной стороны и</text:span><text:span text:style-name="T4">${doc.licensor}</text:span><text:span text:style-name="T1">, именуемые в дальнейшем «Лицензиар», с другой стороны, а вместе именуемые «Стороны» составили настоящий акт о том, что Лицензиар предоставил Лицензиату произведение </text:span><text:span text:style-name="T3">${doc.publication}</text:span><text:span text:style-name="T5"> </text:span><text:span text:style-name="T1">в электронной версии для использования в соответствии с подписанным сторонами Лицензионным договором № ${doc.number} от «___» _________<text:s/>${doc.year}г.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Передал</text:p>
          </table:table-cell>
          <table:table-cell table:style-name="Таблица2.A1" office:value-type="string">
            <text:p text:style-name="P13">Принял</text:p>
          </table:table-cell>
        </table:table-row>
        <table:table-row table:style-name="Таблица2.1">
          <table:table-cell table:style-name="Таблица2.A1" office:value-type="string">
            <text:p text:style-name="P2">Лицензиар:</text:p>
            <text:script script:language="jooscript">[#list doc.authors.author as a]</text:script>
            <text:p text:style-name="Standard">${a.roles}</text:p>
            <text:p text:style-name="Standard">______________${a.name}</text:p>
            <text:p text:style-name="P3"/>
            <text:script script:language="jooscript">[/#list]</text:script>
          </table:table-cell>
          <table:table-cell table:style-name="Таблица2.A1" office:value-type="string">
            <text:p text:style-name="P4">От Лицензиата:</text:p>
            <text:p text:style-name="Standard">Начальник управления информатизации<text:line-break/>_________________ <text:span text:style-name="T8">А.В. Носуленко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6.3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Лицензионный договор № ______</dc:title>
    <meta:initial-creator>lawyer-3</meta:initial-creator>
    <meta:creation-date>2010-11-17T17:39:00</meta:creation-date>
    <dc:date>2011-01-25T09:07:11</dc:date>
    <meta:editing-cycles>6</meta:editing-cycles>
    <meta:editing-duration>PT00H11M06S</meta:editing-duration>
    <meta:generator>OpenOffice.org/3.2$Unix OpenOffice.org_project/320m19$Build-9505</meta:generator>
    <meta:document-statistic meta:table-count="2" meta:image-count="0" meta:object-count="0" meta:page-count="3" meta:paragraph-count="62" meta:word-count="777" meta:character-count="6607"/>
    <meta:user-defined meta:name="Поле 1"/>
    <meta:user-defined meta:name="Поле 2"/>
    <meta:user-defined meta:name="Поле 3"/>
    <meta:user-defined meta:name="Поле 4"/>
  </office:meta>
</office:document-meta>
</file>